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d681" officeooo:paragraph-rsid="0017d681"/>
    </style:style>
    <style:style style:name="P2" style:family="paragraph" style:parent-style-name="Standard" style:list-style-name="L1">
      <style:text-properties officeooo:rsid="0017d681" officeooo:paragraph-rsid="0017d681"/>
    </style:style>
    <style:style style:name="P3" style:family="paragraph" style:parent-style-name="Standard">
      <style:text-properties officeooo:rsid="0017d681" officeooo:paragraph-rsid="00191196"/>
    </style:style>
    <style:style style:name="P4" style:family="paragraph" style:parent-style-name="Standard">
      <style:text-properties officeooo:rsid="00191196" officeooo:paragraph-rsid="00191196"/>
    </style:style>
    <style:style style:name="P5" style:family="paragraph" style:parent-style-name="Standard">
      <style:text-properties officeooo:rsid="00191196" officeooo:paragraph-rsid="001987c3"/>
    </style:style>
    <style:style style:name="P6" style:family="paragraph" style:parent-style-name="Standard">
      <style:text-properties style:text-underline-style="solid" style:text-underline-width="auto" style:text-underline-color="font-color" officeooo:rsid="00191196" officeooo:paragraph-rsid="00191196"/>
    </style:style>
    <style:style style:name="P7" style:family="paragraph" style:parent-style-name="Standard" style:list-style-name="L1">
      <style:text-properties style:text-underline-style="solid" style:text-underline-width="auto" style:text-underline-color="font-color" officeooo:rsid="0017d681" officeooo:paragraph-rsid="001af943"/>
    </style:style>
    <style:style style:name="P8" style:family="paragraph" style:parent-style-name="Standard">
      <style:text-properties officeooo:rsid="001af943" officeooo:paragraph-rsid="001af943"/>
    </style:style>
    <style:style style:name="P9" style:family="paragraph" style:parent-style-name="Standard">
      <style:text-properties style:text-underline-style="none" officeooo:rsid="001af943" officeooo:paragraph-rsid="001af943"/>
    </style:style>
    <style:style style:name="P10" style:family="paragraph" style:parent-style-name="Standard" style:list-style-name="L1">
      <style:text-properties officeooo:rsid="001b1d03" officeooo:paragraph-rsid="001b1d03"/>
    </style:style>
    <style:style style:name="P11" style:family="paragraph" style:parent-style-name="Standard" style:list-style-name="L1">
      <style:text-properties officeooo:rsid="001ba1b7" officeooo:paragraph-rsid="001ba1b7"/>
    </style:style>
    <style:style style:name="P12" style:family="paragraph" style:parent-style-name="Standard" style:list-style-name="L1">
      <style:text-properties fo:font-size="14pt" style:text-underline-style="solid" style:text-underline-width="auto" style:text-underline-color="font-color" fo:font-weight="bold" officeooo:rsid="0017d681" officeooo:paragraph-rsid="0017d681" style:font-size-asian="14pt" style:font-weight-asian="bold" style:font-size-complex="14pt" style:font-weight-complex="bold"/>
    </style:style>
    <style:style style:name="P13" style:family="paragraph" style:parent-style-name="Standard" style:list-style-name="L1">
      <style:text-properties fo:font-size="14pt" style:text-underline-style="solid" style:text-underline-width="auto" style:text-underline-color="font-color" fo:font-weight="bold" officeooo:rsid="0017d681" officeooo:paragraph-rsid="001af943" style:font-size-asian="14pt" style:font-weight-asian="bold" style:font-size-complex="14pt" style:font-weight-complex="bold"/>
    </style:style>
    <style:style style:name="P14" style:family="paragraph" style:parent-style-name="Standard" style:list-style-name="L1">
      <style:text-properties fo:font-size="12pt" style:text-underline-style="none" fo:font-weight="normal" officeooo:rsid="001d23c8" officeooo:paragraph-rsid="001d23c8" style:font-size-asian="10.5pt" style:font-weight-asian="normal" style:font-size-complex="12pt" style:font-weight-complex="normal"/>
    </style:style>
    <style:style style:name="P15" style:family="paragraph" style:parent-style-name="Standard" style:list-style-name="L1">
      <style:text-properties fo:font-size="12pt" style:text-underline-style="none" fo:font-weight="normal" officeooo:rsid="001e374c" officeooo:paragraph-rsid="001e374c" style:font-size-asian="10.5pt" style:font-weight-asian="normal" style:font-size-complex="12pt" style:font-weight-complex="normal"/>
    </style:style>
    <style:style style:name="P16" style:family="paragraph" style:parent-style-name="Standard" style:list-style-name="L1">
      <style:text-properties officeooo:rsid="001f1e56" officeooo:paragraph-rsid="001f1e56"/>
    </style:style>
    <style:style style:name="P17" style:family="paragraph" style:parent-style-name="Standard" style:master-page-name="">
      <loext:graphic-properties draw:fill="none"/>
      <style:paragraph-properties fo:margin-left="-0.0618in" fo:margin-right="0in" fo:text-indent="0in" style:auto-text-indent="false" style:page-number="auto" fo:background-color="transparent"/>
      <style:text-properties officeooo:rsid="0017d681" officeooo:paragraph-rsid="00191196"/>
    </style:style>
    <style:style style:name="T1" style:family="text">
      <style:text-properties officeooo:rsid="0017d681"/>
    </style:style>
    <style:style style:name="T2" style:family="text">
      <style:text-properties officeooo:rsid="00191196"/>
    </style:style>
    <style:style style:name="T3" style:family="text">
      <style:text-properties officeooo:rsid="001987c3"/>
    </style:style>
    <style:style style:name="T4" style:family="text">
      <style:text-properties style:text-underline-style="solid" style:text-underline-width="auto" style:text-underline-color="font-color" officeooo:rsid="0017d681"/>
    </style:style>
    <style:style style:name="T5" style:family="text">
      <style:text-properties style:text-underline-style="none" officeooo:rsid="0017d681"/>
    </style:style>
    <style:style style:name="T6" style:family="text">
      <style:text-properties officeooo:rsid="001b1d03"/>
    </style:style>
    <style:style style:name="T7" style:family="text">
      <style:text-properties officeooo:rsid="001ba1b7"/>
    </style:style>
    <style:style style:name="T8" style:family="text">
      <style:text-properties officeooo:rsid="001d23c8"/>
    </style:style>
    <style:style style:name="T9" style:family="text">
      <style:text-properties officeooo:rsid="0021b876"/>
    </style:style>
    <style:style style:name="T10" style:family="text">
      <style:text-properties officeooo:rsid="0022e24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on Owens</text:p>
      <text:p text:style-name="P1">CS 470 Operating Systems</text:p>
      <text:p text:style-name="P1">Take-Home Exam Problems</text:p>
      <text:p text:style-name="P1">Dr. Hwang</text:p>
      <text:p text:style-name="P1"/>
      <text:list xml:id="list1579876689168615070" text:style-name="L1">
        <text:list-item>
          <text:p text:style-name="P12">Unix File Permissions</text:p>
        </text:list-item>
      </text:list>
      <text:p text:style-name="P6">Protection Schema</text:p>
      <text:p text:style-name="P1">The protection scheme used in the Unix operating system allows users to assign various permissions to every they make. <text:s/>For each file, you decide what the owner’s permissions are, which groups have permissions to this file and what their permissions are, and what other standard user’s permissions are./ <text:s/>You can allow users/groups to read, write, and execute a file. <text:s/>Below is the schema</text:p>
      <text:p text:style-name="P1"><text:s text:c="4"/><text:span text:style-name="T2">Owner <text:s text:c="2"/>Group <text:s text:c="3"/>Users</text:span></text:p>
      <text:p text:style-name="P3">_ [ _ _ _ ] [ _ _ _ ] [ _ _ _ ]</text:p>
      <text:p text:style-name="P17"><text:span text:style-name="T2">d/f <text:s text:c="2"/>r w e</text:span></text:p>
      <text:p text:style-name="P4">The first space tells whether it is a file or directory</text:p>
      <text:p text:style-name="P4">In the bracket, the first space is read permission, the second space is write permission, and the third is execute permission.</text:p>
      <text:p text:style-name="P4"/>
      <text:p text:style-name="P6">How is this design used to solve the access rights problem described in the question?</text:p>
      <text:p text:style-name="P4">The professor creates all of the files, and she needs full access to all of them, so all files should start with rwe.</text:p>
      <text:p text:style-name="P4"><text:span text:style-name="T3">You should create a</text:span> group <text:span text:style-name="T3">for each chapter</text:span>. <text:s/><text:span text:style-name="T3">Example, there are 4 chapters, so I’m going to create the groups “ch1”,”ch2”,”ch3”,”ch4” and the group “ch1” to the “ch1.docx” file.</text:span> <text:s/><text:span text:style-name="T3">Each file, should add the group name responding to the chapter the file is. <text:s/>So, for each file, the second bracket should be [ r w _ ]. <text:s/>If a student needs to write to that chapter, just add them to that group. <text:s text:c="2"/></text:span></text:p>
      <text:p text:style-name="P4"/>
      <text:p text:style-name="P5">When the files are done, and you want everyone to read them <text:span text:style-name="T3">for comments, just give all users read privileges with chmod. <text:s/></text:span>So the last bracket would look like [ <text:span text:style-name="T3">r</text:span> _ _ ]. <text:s/></text:p>
      <text:p text:style-name="P4"/>
      <text:list xml:id="list114025786919468" text:continue-numbering="true" text:style-name="L1">
        <text:list-item>
          <text:p text:style-name="P13">Password Protection</text:p>
          <text:p text:style-name="P7">Why Password is most common authentication</text:p>
        </text:list-item>
      </text:list>
      <text:p text:style-name="P8"><text:tab/>Password authentication is the most common authentication method implemented because it is easy to implement and cheap. <text:s/>As the host, I just have to hash your password into a string and store it, and then do a simple compare when you want to authenticate. <text:s/>It also doesn’t cost the host or user any money. <text:s/>If the host provided an authentication card to each user, the host would either have to pay for that, or the user would, which neither party is interested in doing. <text:s/>There are also several problems that arise when you lose that authentication card. <text:s/>As long as you pick a good password, and change it often, passwords are actually pretty secure if the host has good cryptographic implementation. <text:s/>A sophisticated 20 character password would take well over 10 years, even by some nation state.</text:p>
      <text:p text:style-name="P8"><text:span text:style-name="T4"/></text:p>
      <text:p text:style-name="P8"><text:span text:style-name="T5"><text:tab/></text:span><text:span text:style-name="T4">Weaknesses inherent in passwords</text:span></text:p>
      <text:p text:style-name="P9"><text:span text:style-name="T1"><text:tab/>The inherent weakness in passwords is that the strength is almost completely dependent upon the user(unless strong password rules are enforced). <text:s/>Most users create terrible passwords, and use those same passwords for all account. <text:s/>So they are easy to guess or bruteforce, and then one is found, the attacker has all of them for that person.</text:span></text:p>
      <text:p text:style-name="P9"><text:span text:style-name="T1"><text:tab/></text:span></text:p>
      <text:p text:style-name="P8"><text:span text:style-name="T5"><text:tab/></text:span><text:span text:style-name="T4">My guidelines I follow in choosing passwords</text:span></text:p>
      <text:p text:style-name="P1"><text:soft-page-break/><text:tab/><text:span text:style-name="T6">My rules for choosing a password is to keep it above 16 characters, with at least 3 numbers and one special character. <text:s/>I generally choose a word or phrase in a different language as well. <text:s/>This pretty much ensures it can’t be bruteforced or guessed. <text:s/>I use the same password for all of my standard accounts, but for anything sensitive like bank accounts, work, government stuff, I use different complex phrases generally. <text:s/>That way if facebook loses my password, I just have to reset about 4 other accounts, and there is no financial damage to me. <text:s/>This also makes remembering my passwords pretty easy.</text:span></text:p>
      <text:p text:style-name="P1"/>
      <text:list xml:id="list114024348641452" text:continue-numbering="true" text:style-name="L1">
        <text:list-item>
          <text:p text:style-name="P12">6 Security Concerns for a bank(physical, human, network, os) and how to fix</text:p>
          <text:list>
            <text:list-item>
              <text:p text:style-name="P10">Physical Robbery – <text:span text:style-name="T7">this is a physical security concern. <text:s/>You can stop people by robbing the bank by having security guards, having a vault, having a police station near by, and having good bank security system/alarm. <text:s/>This used to be a huge threat, but not as much anymore.</text:span></text:p>
            </text:list-item>
            <text:list-item>
              <text:p text:style-name="P10">Insider Threat – <text:span text:style-name="T7">this is a physical, human, and network concern. <text:s/>Bank employees could be bribed to place malware on the network. <text:s/>They could also steal money, or purposely mishandle transactions that result in monetary loss for the bank. <text:s/>They could also steal propriety pricing information, as well as bank documentation, and sell that to attackers or other banks. <text:s/>To help stop this, I would buy an network data loss prevention system that monitors the network and users activities. <text:s/>I would also make transactions and other tasks dependent on two people instead of just one. <text:s/>This way it makes it difficult for one person in the organization to do bad things.</text:span></text:p>
            </text:list-item>
            <text:list-item>
              <text:p text:style-name="P11">Phising attack – This is a network and human concern. <text:s/>If your employees aren’t properly trained, you don’t have a good network response team, and don’t have any network endpoint to filter/scan incoming email traffic then the network can easily be exploited this way. <text:s/>To help stop this, I would configure Splunk for the network to help identify any suspicious network activity. <text:s/>I would also have monthly security awareness training for my organization. <text:s/>I would also have an endpoint email scanner that scans all of outside attachments, and flags those emails as potentially dangerous.</text:p>
            </text:list-item>
            <text:list-item>
              <text:p text:style-name="P11">Web application exploitation – This is an OS and network concern. <text:s/>If the web application you are running hasn’t been securely developed and tested <text:span text:style-name="T8">then it could result in exploitation by attackers. <text:s/>If that operating system doesn’t have memory protection schemes implemented, then it could be even more vulnerable for attackers. <text:s/>I would fix this concern by running vulnerability scanners against the machine hosting my bank web application. <text:s/>I would also have my web developers take a web security course. <text:s/>I would also have all production code be first uploaded and scanned by SWAMP in a box. <text:s/>It helps identify vulnerabilities and provides fix information.</text:span></text:p>
            </text:list-item>
            <text:list-item>
              <text:p text:style-name="P11">Worm – <text:span text:style-name="T8">this is a network and OS concern. <text:s/>If the network firewall exposes several ports to different operating systems, and those operating systems don’t have proper security, then it could result in the spread of viruses. <text:s/>An example of this was the wannacry ransomeware. <text:s/>Malware spread via Samba on windows machines. <text:s/>I would stop this by code scanning all operating system components that are being developed. <text:s/>I would also use supported operating systems with memory protection schemes implemented.</text:span></text:p>
            </text:list-item>
            <text:list-item>
              <text:p text:style-name="P11">Man in the middle attacks on customer transactions – <text:span text:style-name="T8">this is network/protocol implementation vulnerability. <text:s/>Weak primes, or poor encryption ciphers could be used when establishing sessions with customers to view account information or to do transactions. <text:s/>If the encryption was weak, then attackers could potentially steal account information and even money. <text:s/>I would make sure that I’m using RSA 2048 for customer connections. <text:s/>I would make sure that my Site-Site communications are NSA approved (or that we at least follow their implementation instructions).</text:span></text:p>
            </text:list-item>
          </text:list>
        </text:list-item>
        <text:list-item>
          <text:p text:style-name="P12"><text:soft-page-break/>Discuss whether or not any of these Windows OS security features would have stopped the Morris <text:span text:style-name="T10">Internet</text:span> worm</text:p>
          <text:p text:style-name="P15">If DEP, ASLR, SafeSEH, and GS would have implemented, then the Morris Internet worm would not have spread like it did. <text:s/>However, the developer of the worm could have written an exploit to bypass all of these things potentially. <text:s/>If a proper update procedure, like what Google chrome does now, would have been used, then the worm wouldn’t have spread nearly as much either. <text:s/>Worms still get passed around the Internet even with application sandboxing, and memory protection schemes, but they generally don’t spread nearly as bad. <text:s/><text:span text:style-name="T10">There is no silver bullet for creating secure operating systems and applications, but if these security measures were put into place back then, this probably wouldn’t have happened.</text:span></text:p>
          <text:p text:style-name="P14"/>
        </text:list-item>
        <text:list-item>
          <text:p text:style-name="P12">OS for Credit card transactions. <text:s/>Design issues, what I would do, and why</text:p>
          <text:list>
            <text:list-item>
              <text:p text:style-name="P2">CPU Scheduling</text:p>
              <text:p text:style-name="P16">Since all customer credit card transactions are the same propriety, I would implement a first come first server cpu scheduling. <text:s/>I would think they I would want a real time operating system for credit card transactions, because I want them to happen as fast a possible. <text:s/>I know VX works is a real time operating system that supposedly has good performance, so I would want to use that, but if that can’t support a super fast processor, and lots of ram, then I wouldn’t want that operating system. <text:s/><text:span text:style-name="T9">I would take a list of what all other competitors are using for their credit card servers, select the ones that you could apply STIGs to, and then test each operating system in a virtual machine for performance. <text:s/>This means that my cpu would support server architecture, be secure, and testing of this would be pretty easy because of virtualization. <text:s text:c="2"/></text:span></text:p>
            </text:list-item>
            <text:list-item>
              <text:p text:style-name="P2">Memory Management</text:p>
              <text:p text:style-name="P16">I would want my memory manager to be indexable because there will be lots of space data, credit card hashes, that I will need to look up and compare. <text:s/>The most important thing is that my memory manager support security methods like DEP, ASLR, SafeSEH, and GS so that it makes my servers much harder to compromise. <text:s/><text:span text:style-name="T10">I would choose a scheme that did not suffer for external fragmentation because running there will be several new customers, and several entries that need to be deleted, so constantly doing disk fragmentation would be costly to the server’s performance. <text:s/>We can’t afford to have down time, so if we only suffer from some internal fragmentation, that is ok.</text:span></text:p>
            </text:list-item>
            <text:list-item>
              <text:p text:style-name="P2">Disk Storage Management</text:p>
              <text:p text:style-name="P16">All of these should be the same size, so I might be able to use fixed size partitioning. <text:s/>I think indexing storage with B-trees would also be good because it would be pretty quick lookup, and could also support large systems. <text:s/>Since the data on these servers is extremely valuable, I would make sure that all of my data is mirrored, and I would do backups of the entire network everyday. <text:s/>This way my data should never be corrupted, and even if it is, I could easily restore the entire system. <text:s/>This does come with a trade off though, it would take a really long to restore the data. <text:s/>It is also very expensive to take that many backups, and it is very expensive to mirror all of your drives. <text:s/>You are essentially having to pay double for storag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13:08:17.198773012</meta:creation-date>
    <dc:date>2018-04-27T11:40:23.780014215</dc:date>
    <meta:editing-duration>PT14M43S</meta:editing-duration>
    <meta:editing-cycles>4</meta:editing-cycles>
    <meta:generator>LibreOffice/5.1.6.2$Linux_X86_64 LibreOffice_project/10m0$Build-2</meta:generator>
    <meta:document-statistic meta:table-count="0" meta:image-count="0" meta:object-count="0" meta:page-count="3" meta:paragraph-count="40" meta:word-count="1691" meta:character-count="9955" meta:non-whitespace-character-count="8220"/>
  </office:meta>
</office:document-meta>
</file>